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newPushkin" svg:font-family="newPushkin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Handwriting" fo:font-size="18pt" officeooo:rsid="0019dbb6" officeooo:paragraph-rsid="0019dbb6" style:font-size-asian="18pt" style:font-size-complex="18pt"/>
    </style:style>
    <style:style style:name="P2" style:family="paragraph" style:parent-style-name="Standard">
      <style:paragraph-properties fo:line-height="0.7cm"/>
      <style:text-properties style:font-name="newPushkin" fo:font-size="24pt" officeooo:rsid="0019dbb6" officeooo:paragraph-rsid="0019dbb6" style:font-size-asian="24pt" style:font-size-complex="24pt"/>
    </style:style>
    <style:style style:name="P3" style:family="paragraph" style:parent-style-name="Standard">
      <style:paragraph-properties fo:line-height="0.7cm" fo:text-align="end" style:justify-single-word="false"/>
      <style:text-properties style:font-name="newPushkin" fo:font-size="24pt" officeooo:rsid="0019dbb6" officeooo:paragraph-rsid="0019dbb6" style:font-size-asian="24pt" style:font-size-complex="24pt"/>
    </style:style>
    <style:style style:name="P4" style:family="paragraph" style:parent-style-name="Standard">
      <style:paragraph-properties fo:line-height="0.7cm" fo:text-align="end" style:justify-single-word="false"/>
      <style:text-properties style:font-name="newPushkin" fo:font-size="24pt" officeooo:rsid="001b3324" officeooo:paragraph-rsid="001b3324" style:font-size-asian="24pt" style:font-size-complex="24pt"/>
    </style:style>
    <style:style style:name="P5" style:family="paragraph" style:parent-style-name="Standard">
      <style:paragraph-properties fo:line-height="0.7cm"/>
      <style:text-properties style:font-name="newPushkin" fo:font-size="24pt" officeooo:rsid="001b3324" officeooo:paragraph-rsid="001b3324" style:font-size-asian="24pt" style:font-size-complex="24pt"/>
    </style:style>
    <style:style style:name="P6" style:family="paragraph" style:parent-style-name="Standard">
      <style:paragraph-properties fo:line-height="0.7cm"/>
      <style:text-properties style:font-name="newPushkin" fo:font-size="24pt" officeooo:rsid="001cd36b" officeooo:paragraph-rsid="001cd36b" style:font-size-asian="24pt" style:font-size-complex="24pt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c0000" fo:font-weight="bold" style:font-weight-asian="bold" style:font-weight-complex="bold"/>
    </style:style>
    <style:style style:name="T4" style:family="text">
      <style:text-properties officeooo:rsid="001cd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Gémens, le 13 brumaire.</text:p>
      <text:p text:style-name="P5"/>
      <text:p text:style-name="P5"/>
      <text:p text:style-name="P5"/>
      <text:p text:style-name="P2">Mon cher Nicolas,</text:p>
      <text:p text:style-name="P2"/>
      <text:p text:style-name="P2"/>
      <text:p text:style-name="P6">Je suis très émue de vous dire que j'ai</text:p>
      <text:p text:style-name="P6">bien compris l'autre soir que vous aviez</text:p>
      <text:p text:style-name="P6">toujours une envie folle de me faire</text:p>
      <text:p text:style-name="P6">danser. Je garde le souvenir de votre</text:p>
      <text:p text:style-name="P6">baiser et je voudrais bien que ce soit</text:p>
      <text:p text:style-name="P6">là une preuve que je puisse être aimée</text:p>
      <text:p text:style-name="P6">par vous. Je suis prête à vous montrer mon</text:p>
      <text:p text:style-name="P6">affection toute désintéressée et sans cal-</text:p>
      <text:p text:style-name="P6">cul, et si vous voulez me voir aussi</text:p>
      <text:p text:style-name="P6">vous dévoiler sans artifice mon âme</text:p>
      <text:p text:style-name="P6">toute nue, venez me faire une visite.</text:p>
      <text:p text:style-name="P6">Nous causerons en amis, franchement.</text:p>
      <text:p text:style-name="P6">Je vous prouverai que je suis la femme</text:p>
      <text:p text:style-name="P6">sincère, capable de vous offrir l'affection</text:p>
      <text:p text:style-name="P6">la plus profonde comme la plus étroite</text:p>
      <text:p text:style-name="P6">en amitié, en un mot la meilleure preuve</text:p>
      <text:p text:style-name="P6">dont vous puissiez rêver, puisque votre</text:p>
      <text:p text:style-name="P6">âme est libre. Pensez que la solitude où j'ha-</text:p>
      <text:p text:style-name="P6">bite est bien longue, bien dure et souvent</text:p>
      <text:p text:style-name="P6">difficile. Ainsi en y songeant j'ai l'âme</text:p>
      <text:p text:style-name="P6">grosse. Accourrez donc vite et venez me la</text:p>
      <text:p text:style-name="P6">faire oublier par l'amour où je veux me</text:p>
      <text:p text:style-name="P6">mettre.</text:p>
      <text:p text:style-name="P2"/>
      <text:p text:style-name="P2"/>
      <text:p text:style-name="P3">T<text:span text:style-name="T4">a</text:span> toujours dévoué<text:span text:style-name="T4">e</text:span>, « tu sais qui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newPushkin" svg:font-family="newPushkin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4:51:50.299000000</meta:creation-date>
    <dc:date>2016-12-28T14:08:04.345565670</dc:date>
    <meta:editing-duration>PT3M25S</meta:editing-duration>
    <meta:editing-cycles>3</meta:editing-cycles>
    <meta:generator>LibreOffice/4.2.8.2$Linux_X86_64 LibreOffice_project/420m0$Build-2</meta:generator>
    <dc:creator>Tolokoban </dc:creator>
    <meta:document-statistic meta:table-count="0" meta:image-count="0" meta:object-count="0" meta:page-count="1" meta:paragraph-count="26" meta:word-count="178" meta:character-count="948" meta:non-whitespace-character-count="796"/>
  </office:meta>
</office:document-meta>
</file>